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17.595cm" fo:margin-left="-0.199cm" fo:margin-top="0cm" fo:margin-bottom="0cm" table:align="left" style:writing-mode="lr-tb"/>
    </style:style>
    <style:style style:name="Table1.A" style:family="table-column">
      <style:table-column-properties style:column-width="3.422cm"/>
    </style:style>
    <style:style style:name="Table1.B" style:family="table-column">
      <style:table-column-properties style:column-width="1.499cm"/>
    </style:style>
    <style:style style:name="Table1.C" style:family="table-column">
      <style:table-column-properties style:column-width="1.849cm"/>
    </style:style>
    <style:style style:name="Table1.D" style:family="table-column">
      <style:table-column-properties style:column-width="1.96cm"/>
    </style:style>
    <style:style style:name="Table1.E" style:family="table-column">
      <style:table-column-properties style:column-width="2.064cm"/>
    </style:style>
    <style:style style:name="Table1.F" style:family="table-column">
      <style:table-column-properties style:column-width="1.984cm"/>
    </style:style>
    <style:style style:name="Table1.G" style:family="table-column">
      <style:table-column-properties style:column-width="4.817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writing-mode="lr-tb">
        <style:background-image/>
      </style:table-cell-properties>
    </style:style>
    <style:style style:name="Table1.G1" style:family="table-cell">
      <style:table-cell-properties fo:background-color="#ffffff" fo:padding-left="0.095cm" fo:padding-right="0.191cm" fo:padding-top="0cm" fo:padding-bottom="0cm" fo:border="0.5pt solid #000001" style:writing-mode="lr-tb">
        <style:background-image/>
      </style:table-cell-properties>
    </style:style>
    <style:style style:name="Table1.7" style:family="table-row">
      <style:table-row-properties style:min-row-height="0.741cm"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line-height="100%" fo:orphans="2" fo:widows="2"/>
    </style:style>
    <style:style style:name="P4" style:family="paragraph" style:parent-style-name="Standard">
      <style:paragraph-properties fo:margin-top="0cm" fo:margin-bottom="0cm" loext:contextual-spacing="false" fo:line-height="100%" fo:orphans="2" fo:widows="2"/>
      <style:text-properties fo:color="#000000" style:font-name="Liberation Serif" fo:font-size="12pt" fo:font-weight="normal" style:font-name-asian="Liberation Serif1" style:font-size-asian="12pt" style:font-weight-asian="normal" style:font-name-complex="Liberation Serif1" style:font-size-complex="12pt"/>
    </style:style>
    <style:style style:name="P5" style:family="paragraph" style:parent-style-name="Standard">
      <style:paragraph-properties fo:margin-top="0cm" fo:margin-bottom="0cm" loext:contextual-spacing="false" fo:line-height="100%" fo:orphans="2" fo:widows="2"/>
      <style:text-properties officeooo:rsid="00152464" officeooo:paragraph-rsid="00152464"/>
    </style:style>
    <style:style style:name="P6" style:family="paragraph" style:parent-style-name="Standard">
      <style:paragraph-properties fo:margin-top="0cm" fo:margin-bottom="0.247cm" loext:contextual-spacing="false" fo:line-height="120%" fo:orphans="2" fo:widows="2"/>
    </style:style>
    <style:style style:name="P7" style:family="paragraph" style:parent-style-name="Standard">
      <style:paragraph-properties fo:margin-top="0cm" fo:margin-bottom="0.247cm" loext:contextual-spacing="false" fo:line-height="120%" fo:orphans="2" fo:widows="2"/>
      <style:text-properties fo:color="#000000" style:font-name="Liberation Serif" fo:font-size="12pt" fo:font-weight="normal" style:font-name-asian="Liberation Serif1" style:font-size-asian="12pt" style:font-weight-asian="normal" style:font-name-complex="Liberation Serif1" style:font-size-complex="12pt"/>
    </style:style>
    <style:style style:name="P8" style:family="paragraph" style:parent-style-name="Standard">
      <style:paragraph-properties fo:margin-left="0cm" fo:margin-right="0cm" fo:margin-top="0cm" fo:margin-bottom="0cm" loext:contextual-spacing="false" fo:text-indent="0cm" style:auto-text-indent="false"/>
    </style:style>
    <style:style style:name="P9" style:family="paragraph" style:parent-style-name="Standard">
      <style:paragraph-properties fo:margin-left="1.27cm" fo:margin-right="0cm" fo:margin-top="0cm" fo:margin-bottom="0cm" loext:contextual-spacing="false" fo:text-indent="0cm" style:auto-text-indent="false"/>
    </style:style>
    <style:style style:name="P10" style:family="paragraph" style:parent-style-name="Title">
      <style:paragraph-properties fo:margin-top="0.423cm" fo:margin-bottom="0.212cm" loext:contextual-spacing="false"/>
    </style:style>
    <style:style style:name="P11" style:family="paragraph" style:parent-style-name="Standard" style:master-page-name="Standard">
      <style:paragraph-properties fo:margin-top="0cm" fo:margin-bottom="0cm" loext:contextual-spacing="false" fo:text-align="end" style:justify-single-word="false" style:page-number="1"/>
    </style:style>
    <style:style style:name="P12" style:family="paragraph" style:parent-style-name="Standard">
      <style:paragraph-properties fo:margin-top="0cm" fo:margin-bottom="0cm" loext:contextual-spacing="false" fo:line-height="100%" fo:orphans="2" fo:widows="2"/>
      <style:text-properties officeooo:rsid="001549f1" officeooo:paragraph-rsid="001549f1"/>
    </style:style>
    <style:style style:name="P13" style:family="paragraph" style:parent-style-name="Standard">
      <style:paragraph-properties fo:margin-top="0cm" fo:margin-bottom="0cm" loext:contextual-spacing="false" fo:line-height="100%" fo:orphans="2" fo:widows="2"/>
    </style:style>
    <style:style style:name="P14" style:family="paragraph" style:parent-style-name="Heading_20_1" style:list-style-name="WWNum1">
      <style:paragraph-properties fo:margin-left="0cm" fo:margin-right="0cm" fo:text-indent="0cm" style:auto-text-indent="false"/>
    </style:style>
    <style:style style:name="P15" style:family="paragraph" style:parent-style-name="Heading_20_2" style:list-style-name="WWNum1">
      <style:paragraph-properties fo:margin-left="0cm" fo:margin-right="0cm" fo:text-indent="0cm" style:auto-text-indent="false"/>
    </style:style>
    <style:style style:name="P16" style:family="paragraph" style:parent-style-name="Heading_20_3" style:list-style-name="WWNum2">
      <style:paragraph-properties fo:margin-left="2.54cm" fo:margin-right="0cm" fo:text-indent="-0.635cm" style:auto-text-indent="false"/>
    </style:style>
    <style:style style:name="P17" style:family="paragraph" style:parent-style-name="Heading_20_3" style:list-style-name="WWNum2">
      <style:paragraph-properties fo:margin-left="1.27cm" fo:margin-right="0cm" fo:text-indent="-0.635cm" style:auto-text-indent="false"/>
    </style:style>
    <style:style style:name="T1" style:family="text">
      <style:text-properties fo:color="#000000" style:font-name="Liberation Serif" fo:font-size="12pt" fo:font-weight="normal" style:font-name-asian="Liberation Serif1" style:font-size-asian="12pt" style:font-weight-asian="normal" style:font-name-complex="Liberation Serif1" style:font-size-complex="12pt"/>
    </style:style>
    <style:style style:name="T2" style:family="text">
      <style:text-properties fo:color="#000000" style:font-name="Liberation Serif" fo:font-size="12pt" fo:font-weight="normal" officeooo:rsid="00152464" style:font-name-asian="Liberation Serif1" style:font-size-asian="12pt" style:font-weight-asian="normal" style:font-name-complex="Liberation Serif1" style:font-size-complex="12pt"/>
    </style:style>
    <style:style style:name="T3" style:family="text">
      <style:text-properties officeooo:rsid="001549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Abiel Bermudez A80909</text:p>
      <text:p text:style-name="P2">Fabián Meléndez B34144</text:p>
      <text:p text:style-name="P2">Javier Peralta B35191</text:p>
      <text:p text:style-name="P2">Mario Zamora B07016</text:p>
      <text:p text:style-name="P2">Grupo 4</text:p>
      <text:p text:style-name="P2"/>
      <text:p text:style-name="P10">Plan de Trabajo SD-Host</text:p>
      <text:p text:style-name="P6"/>
      <text:p text:style-name="P7">Este documento contiene las especificaciones iniciales y más detalladas del proyecto así como una tabla con la repartición de tareas.</text:p>
      <text:p text:style-name="P6"/>
      <text:list xml:id="list7185175419172616884" text:style-name="WWNum1">
        <text:list-item>
          <text:p text:style-name="P14">Especificación inicial del proyecto</text:p>
        </text:list-item>
      </text:list>
      <text:p text:style-name="P6"><text:span text:style-name="T1">El SD-Host </text:span>está<text:span text:style-name="T1"> conformado por </text:span><text:span text:style-name="T2">5</text:span><text:span text:style-name="T1"> bloques y dos interfaces. Adicionalmente de manera opcional se puede soportar transferencia de datos por DMA y en ese caso habría un 5 bloque funcional con el DMA. Para este proyecto se diseñará un SD Host con soporte de DMA.</text:span></text:p>
      <text:p text:style-name="P6"><text:span text:style-name="T1">Las dos interfaces del SD Host son la del bus de SD y la del bus del sistema. Estas dos interfaces son asincrónicas; el bus del sistema funciona con el reloj del CPU y el bus de SD funciona con reloj que es más lento que del CPU llamado SDCLK. El driver de sd host al ser software que se ejecuta en el CPU corre al tiempo del reloj del bus de sistema y la </text:span>tarjeta<text:span text:style-name="T1"> SD está sincronizada al SDCLK. Es trabajo del SD Host sincronizar todas las señales entre estas dos interfaces. Los bloques de datos deberán ser sincronizados en el buffer. <text:s/>Todos los registros de estado deberán estar sincronizados al bus de sistema(excepto si se crean registros especiales para realizar </text:span>pruebas<text:span text:style-name="T1">). A una diferencia de temporización entre los registros que puede utilizar el driver y la interfaz del SD, por lo que el driver no puede controlar directamente esta interfaz y debe de depender del SD-Host para controlar el bus </text:span>dependiendo<text:span text:style-name="T1"> de los valores de los registros de configuración.</text:span></text:p>
      <text:p text:style-name="P7">El conjunto de registros es la interfaz con el CPU y lo único que driver puede alterar directamente. En este bloque se encuentran registros de estado para todo el SD Host, para controlar interrupciones, para configurar el bus de SD, para controlar el DMA, con la información de que capacidades del estándar soporta el controlador, y un espacio para leer y escribir datos al buffer, (esto permite transferencias de datos por medio del driver controladas por software).</text:p>
      <text:p text:style-name="P6"><text:span text:style-name="T1">El bloque de DMA (Direct Memory access) permite la transferencia de datos directamente a la memoria principal sin interrumpir la ejecución normal del CPU. Hay dos </text:span>algoritmos<text:span text:style-name="T1"> definidos para DMA, el SDMA(definido en la versión 1 del </text:span>estándar<text:span text:style-name="T1"> del SD-Host) y ADMA (definido en la versión 2). El bloque puede </text:span>implementar<text:span text:style-name="T1"> cualquiera de los dos </text:span>algoritmos<text:span text:style-name="T1">, la indicación de cual DMA es </text:span><text:soft-page-break/><text:span text:style-name="T1">soportado debería estar indicada en los registros de capacidades. Es trabajo del driver asegurarse que tanto el bus del sistema como el SD-Host soporten DMA antes de intentar realizar una transacción usando este protocolo.</text:span></text:p>
      <text:p text:style-name="P6"><text:span text:style-name="T1">La interfaz del bus del SD consta de 2 bloques, el SD CMD control que se encarga de conseguir información y enviar comandos a la </text:span>tarjeta<text:span text:style-name="T1"> sd y el bloque de SD DAT control que se encarga de controlar la transferencia de datos entre el SD Host y la </text:span>tarjeta<text:span text:style-name="T1">.</text:span></text:p>
      <text:p text:style-name="P6"/>
      <text:list xml:id="list203736696371982" text:continue-numbering="true" text:style-name="WWNum1">
        <text:list-item>
          <text:p text:style-name="P14">Especificación detallada</text:p>
          <text:list>
            <text:list-item>
              <text:p text:style-name="P15"><text:s/>Conjunto de registros</text:p>
            </text:list-item>
          </text:list>
        </text:list-item>
      </text:list>
      <text:p text:style-name="P7">El conjunto de registros consta de 256 registros de 8 bits, las direcciones se dan en base a bytes. Los registros se deberían de poder leer secciones de 1 byte, media palabra o una palabra. Este es el único bloque al que el el driver puede manipular directamente, por lo que se necesita una interfaz de lectura y escritura de los registros hacia el CPU. Además varios de los otros bloques del SD Host deben poder y leer cambiar varios de los registros así que también se necesita una interfaz para esos bloques, pero es mucho más sencilla que la del CPU <text:s/>ya que no tiene que manejar el direcciones, coas que la del CPU sí requiere. </text:p>
      <text:p text:style-name="P6"/>
      <text:p text:style-name="P6"><text:span text:style-name="T1">Se definen varios tipos de registros, no solo por su contenido sino también por las operaciones que le están permitidas al driver, Hay registro de solo lectura, lectura escritura, solo escritura, escritura durante la inicialización del hardware <text:s text:c="2"/>al ser encendido, lectura-escritura con limpieza automática, lectura que </text:span>sólo<text:span text:style-name="T1"> deben ser alterados en el reset de encendido (y no por otras operaciones de reset, como un reset por software) y registros reservados. Estas protecciones de escritura no son fundamentales para la transmisión de tramas y multi-tramas por lo que en general no son prioridad para esta implementación.</text:span></text:p>
      <text:p text:style-name="P6"><text:span text:style-name="T1">Además solo se implementará el reset de </text:span>encendido<text:span text:style-name="T1">, el cual el </text:span>estándar<text:span text:style-name="T1"> def</text:span>i<text:span text:style-name="T1">ne que todos los registros deben </text:span>inicializarse<text:span text:style-name="T1"> en 0, excepto los de capacidades <text:s/>y versión del SD-Host cuyos valores dependen del diseño del Host en sí. </text:span></text:p>
      <text:p text:style-name="P6"><text:span text:style-name="T1">Para esta </text:span>implementación<text:span text:style-name="T1"> es importante implementar 3 partes: la interfaz con el CPU la interfaz con el resto del host y el bloque de los registros.</text:span></text:p>
      <text:list xml:id="list66148714640604765" text:style-name="WWNum2">
        <text:list-item>
          <text:list>
            <text:list-item>
              <text:list>
                <text:list-item>
                  <text:p text:style-name="P16">Bloque de registros</text:p>
                </text:list-item>
              </text:list>
            </text:list-item>
          </text:list>
        </text:list-item>
      </text:list>
      <text:p text:style-name="P7">Consiste en los 256 registros de 1 byte cada uno, y asegurarse que inicien en 0 ante un reset.</text:p>
      <text:list xml:id="list203736960750504" text:continue-numbering="true" text:style-name="WWNum2">
        <text:list-item>
          <text:list>
            <text:list-item>
              <text:list>
                <text:list-item>
                  <text:p text:style-name="P16"><text:soft-page-break/>Interfaz del CPU</text:p>
                </text:list-item>
              </text:list>
            </text:list-item>
          </text:list>
        </text:list-item>
      </text:list>
      <text:p text:style-name="P6"><text:span text:style-name="T1">Consiste en una entrada de datos, una salida de datos una señal de petición (req) para señalarle al bloque que el driver quiere leer o escribir y </text:span>cuál<text:span text:style-name="T1"> es el tamaño que se desea leer o escribir, una señal para indicarle si se desea escribir o leer, una entrada con la dirección a la cual se le va a realizar la operación y una señal para indicarle al CPU que la operación </text:span>está<text:span text:style-name="T1"> completa. Además hay que implementar los decodificadores necesarios.</text:span></text:p>
      <text:list xml:id="list203737681091000" text:continue-numbering="true" text:style-name="WWNum2">
        <text:list-item>
          <text:p text:style-name="P17">Interfaz SD Host</text:p>
        </text:list-item>
      </text:list>
      <text:p text:style-name="P6"><text:span text:style-name="T1"><text:s/>A diferencia de <text:s/>la interfaz del CPU la interfaz al resto del sd host es simple. Para lectura </text:span>habrá<text:span text:style-name="T1"> una salida que consta cables con de los valores de los 2048 bits de los registros, se puede conectar directamente los bits necesarios como entradas a los bloques que las necesiten.</text:span></text:p>
      <text:p text:style-name="P6"/>
      <text:p text:style-name="P7">Para escritura por sección que se necesite modificar se necesitan dos señales, una con el dato que se va a modificar y otra para habilitar la entrada de datos. </text:p>
      <text:list xml:id="list203737996193773" text:continue-list="list203736696371982" text:style-name="WWNum1">
        <text:list-item>
          <text:list>
            <text:list-item>
              <text:p text:style-name="P15"><text:s/>Buffer</text:p>
            </text:list-item>
          </text:list>
        </text:list-item>
      </text:list>
      <text:p text:style-name="P8">El buffer <text:s/>debe ser capaz de almacenar , aceptar y proveer hasta 32 bits por ciclo de reloj, su almacenamiento es <text:s/>como una matriz donde la salida y entrada son 32 bits y el largo de tamaño variable <text:s/>sin embargo el bloque de DAT<text:tab/> debe saber desde antes el largo de paquetes(cantidad de paquetes de 32 bits).</text:p>
      <text:p text:style-name="P8"/>
      <text:p text:style-name="P8">El buffer debe comunicar cuando está lleno y cuando esta vacio ademas de tener un puntero para poder <text:s/>acceder a cualquiera de los datos almacenados y llevar registro de todos los datos almacenados. </text:p>
      <text:list xml:id="list203738022560654" text:continue-numbering="true" text:style-name="WWNum1">
        <text:list-item>
          <text:list>
            <text:list-item>
              <text:p text:style-name="P15"><text:s/>SD data</text:p>
            </text:list-item>
          </text:list>
        </text:list-item>
      </text:list>
      <text:p text:style-name="P8"/>
      <text:p text:style-name="P8">El bloque de DAT debe ser <text:s/>capaz de realizar <text:s text:c="2"/>transmisiones desde y hacia la tarjeta SD cuando se le indica que debe realizar el proceso, también debe soportar dos <text:s/>dominios de reloj debido a las diferencias de velocidad <text:s/>entre el host y la tarjeta SD. Se debe verificar la correcta <text:s/>transmisión de los paquetes mediante <text:s/>confirmaciones entre ambas partes además de controlar el bus de salida bidireccional aunque este último no se programe es una parte funcional en el diseño real.</text:p>
      <text:p text:style-name="P8"><text:tab/> <text:tab/> <text:tab/> <text:tab/></text:p>
      <text:p text:style-name="P1">El bloque de Control trabaja a frecuencia de reloj de la computadora , se encarga de las señales que provienen de registro y del DMA que solicitan nuevos procesos y especifican la naturaleza del proceso a realizar; controla cuando la capa física debe iniciar estos procesos y espera a que esta finalice debido a que esta ultima es mas lenta.</text:p>
      <text:p text:style-name="P1"/>
      <text:p text:style-name="P1">EL bloque capa física trabaja con dominio de reloj de la SD ,lleva control del tiempo de envio y recepcion hacia y desde la SD ,además este bloque lleva registro de los bits entrantes y salientes desde la línea DAT mediantes sub bloques que se conocen como serializadores y deserializador . Posee señales para indicarle al buffer que trabaja al mismo dominio de reloj que debe empujar o sacar datos desde la capa física en los modos de funcionamiento de lectura y escritura respectivamente.</text:p>
      <text:p text:style-name="P8"><text:soft-page-break/></text:p>
      <text:p text:style-name="P9"><text:tab/> <text:tab/> <text:tab/> <text:tab/></text:p>
      <text:p text:style-name="P8">Los <text:s/>bloques de serializacion y deserializacion deben soportar hasta <text:s/>32 bits y <text:s/>retener estos valores para la transmisión hacia el fifo o hacia la SD, además deben poder comunicar que sus propios procesos está debidamente <text:s/>terminados para el correcto funcionamiento de la capa física.</text:p>
      <text:p text:style-name="P9"/>
      <text:p text:style-name="P9"/>
      <text:p text:style-name="P9"/>
      <text:list xml:id="list203736157442286" text:continue-numbering="true" text:style-name="WWNum1">
        <text:list-item>
          <text:list>
            <text:list-item>
              <text:p text:style-name="P15"><text:s/>SD command</text:p>
            </text:list-item>
            <text:list-item>
              <text:p text:style-name="P15"><text:s/>DMA</text:p>
            </text:list-item>
          </text:list>
        </text:list-item>
      </text:list>
      <text:p text:style-name="P6"/>
      <text:p text:style-name="P6"/>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4"><text:s/>Etapa/Tarea</text:p>
          </table:table-cell>
          <table:table-cell table:style-name="Table1.A1" office:value-type="string">
            <text:p text:style-name="P4">Dueño</text:p>
          </table:table-cell>
          <table:table-cell table:style-name="Table1.A1" office:value-type="string">
            <text:p text:style-name="P4">Tiempo Dedicado</text:p>
          </table:table-cell>
          <table:table-cell table:style-name="Table1.A1" office:value-type="string">
            <text:p text:style-name="P4">Tiempo Estimado</text:p>
          </table:table-cell>
          <table:table-cell table:style-name="Table1.A1" office:value-type="string">
            <text:p text:style-name="P4">Porcentaje Avanzado</text:p>
          </table:table-cell>
          <table:table-cell table:style-name="Table1.A1" office:value-type="string">
            <text:p text:style-name="P4">Fecha de Entrega</text:p>
          </table:table-cell>
          <table:table-cell table:style-name="Table1.G1" office:value-type="string">
            <text:p text:style-name="P4">Comentarios</text:p>
          </table:table-cell>
        </table:table-row>
        <table:table-row table:style-name="Table1.1">
          <table:table-cell table:style-name="Table1.A1" office:value-type="string">
            <text:p text:style-name="P4">Detalle inicial de las especificaciones</text:p>
          </table:table-cell>
          <table:table-cell table:style-name="Table1.A1" office:value-type="string">
            <text:p text:style-name="P4">Todos</text:p>
          </table:table-cell>
          <table:table-cell table:style-name="Table1.A1" office:value-type="string">
            <text:p text:style-name="P3">Mario 1 hora</text:p>
            <text:p text:style-name="P3">Javier</text:p>
            <text:p text:style-name="P3">2hrs</text:p>
          </table:table-cell>
          <table:table-cell table:style-name="Table1.A1" office:value-type="string">
            <text:p text:style-name="P4">4 hrs</text:p>
          </table:table-cell>
          <table:table-cell table:style-name="Table1.A1" office:value-type="string">
            <text:p text:style-name="P4">100%</text:p>
          </table:table-cell>
          <table:table-cell table:style-name="Table1.A1" office:value-type="string">
            <text:p text:style-name="P3">15-10-16</text:p>
          </table:table-cell>
          <table:table-cell table:style-name="Table1.G1" office:value-type="string">
            <text:p text:style-name="P4">Todos leen para decidir quien va a hacer cada bloque, Javier escribe descripción en el documento. Terminado</text:p>
          </table:table-cell>
        </table:table-row>
        <table:table-row table:style-name="Table1.1">
          <table:table-cell table:style-name="Table1.A1" office:value-type="string">
            <text:p text:style-name="P4">Detalle final de las especificaciones</text:p>
          </table:table-cell>
          <table:table-cell table:style-name="Table1.A1" office:value-type="string">
            <text:p text:style-name="P4">Todos</text:p>
          </table:table-cell>
          <table:table-cell table:style-name="Table1.A1" office:value-type="string">
            <text:p text:style-name="P3">Mario </text:p>
            <text:p text:style-name="P3">1 horas</text:p>
            <text:p text:style-name="P3">Javier</text:p>
            <text:p text:style-name="P3">1hrs</text:p>
          </table:table-cell>
          <table:table-cell table:style-name="Table1.A1" office:value-type="string">
            <text:p text:style-name="P4">4 hrs</text:p>
          </table:table-cell>
          <table:table-cell table:style-name="Table1.A1" office:value-type="string">
            <text:p text:style-name="P3"/>
          </table:table-cell>
          <table:table-cell table:style-name="Table1.A1" office:value-type="string">
            <text:p text:style-name="P3"/>
          </table:table-cell>
          <table:table-cell table:style-name="Table1.G1" office:value-type="string">
            <text:p text:style-name="P4">Cada uno realiza la de su bloque y coordina con los demás las señales que vienen/van de otros bloques</text:p>
          </table:table-cell>
        </table:table-row>
        <table:table-row table:style-name="Table1.1">
          <table:table-cell table:style-name="Table1.A1" office:value-type="string">
            <text:p text:style-name="P4">Programación del bloque de registros</text:p>
          </table:table-cell>
          <table:table-cell table:style-name="Table1.A1" office:value-type="string">
            <text:p text:style-name="P4">Javier</text:p>
          </table:table-cell>
          <table:table-cell table:style-name="Table1.A1" office:value-type="string">
            <text:p text:style-name="P3">4hrs</text:p>
          </table:table-cell>
          <table:table-cell table:style-name="Table1.A1" office:value-type="string">
            <text:p text:style-name="P4">4 hrs</text:p>
          </table:table-cell>
          <table:table-cell table:style-name="Table1.A1" office:value-type="string">
            <text:p text:style-name="P3">90%</text:p>
          </table:table-cell>
          <table:table-cell table:style-name="Table1.A1" office:value-type="string">
            <text:p text:style-name="P3">16-11-16</text:p>
          </table:table-cell>
          <table:table-cell table:style-name="Table1.G1" office:value-type="string">
            <text:p text:style-name="P3"><text:span text:style-name="T1">Este bloque era el más sencillo, no requiere una </text:span>máquina<text:span text:style-name="T1"> de estados, los otros</text:span></text:p>
          </table:table-cell>
        </table:table-row>
        <table:table-row table:style-name="Table1.1">
          <table:table-cell table:style-name="Table1.A1" office:value-type="string">
            <text:p text:style-name="P4">Pruebas del bloque de registros</text:p>
          </table:table-cell>
          <table:table-cell table:style-name="Table1.A1" office:value-type="string">
            <text:p text:style-name="P4">Javier</text:p>
          </table:table-cell>
          <table:table-cell table:style-name="Table1.A1" office:value-type="string">
            <text:p text:style-name="P3">3hrs</text:p>
          </table:table-cell>
          <table:table-cell table:style-name="Table1.A1" office:value-type="string">
            <text:p text:style-name="P4">5 hrs</text:p>
          </table:table-cell>
          <table:table-cell table:style-name="Table1.A1" office:value-type="string">
            <text:p text:style-name="P3">100%</text:p>
          </table:table-cell>
          <table:table-cell table:style-name="Table1.A1" office:value-type="string">
            <text:p text:style-name="P3">16-11-16</text:p>
          </table:table-cell>
          <table:table-cell table:style-name="Table1.G1" office:value-type="string">
            <text:p text:style-name="P3">Toda la funcionalidad implementada funciona como es esperado</text:p>
          </table:table-cell>
        </table:table-row>
        <table:table-row table:style-name="Table1.1">
          <table:table-cell table:style-name="Table1.A1" office:value-type="string">
            <text:p text:style-name="P4">Programación del bloque de SD Data</text:p>
          </table:table-cell>
          <table:table-cell table:style-name="Table1.A1" office:value-type="string">
            <text:p text:style-name="P4">Mario</text:p>
          </table:table-cell>
          <table:table-cell table:style-name="Table1.A1" office:value-type="string">
            <text:p text:style-name="P3"><text:span text:style-name="T3">15</text:span> hrs</text:p>
          </table:table-cell>
          <table:table-cell table:style-name="Table1.A1" office:value-type="string">
            <text:p text:style-name="P4">6 hrs</text:p>
          </table:table-cell>
          <table:table-cell table:style-name="Table1.A1" office:value-type="string">
            <text:p text:style-name="P3">100%</text:p>
          </table:table-cell>
          <table:table-cell table:style-name="Table1.A1" office:value-type="string">
            <text:p text:style-name="P3">16-11-16</text:p>
          </table:table-cell>
          <table:table-cell table:style-name="Table1.G1" office:value-type="string">
            <text:p text:style-name="P3">Se reescribió el código un par de veces cuando encontraba errores de lógica</text:p>
          </table:table-cell>
        </table:table-row>
        <table:table-row table:style-name="Table1.7">
          <table:table-cell table:style-name="Table1.A1" office:value-type="string">
            <text:p text:style-name="P4">Pruebas del bloque de SD data</text:p>
          </table:table-cell>
          <table:table-cell table:style-name="Table1.A1" office:value-type="string">
            <text:p text:style-name="P4">Mario</text:p>
          </table:table-cell>
          <table:table-cell table:style-name="Table1.A1" office:value-type="string">
            <text:p text:style-name="P3"><text:span text:style-name="T3">10</text:span>hrs</text:p>
          </table:table-cell>
          <table:table-cell table:style-name="Table1.A1" office:value-type="string">
            <text:p text:style-name="P4">6 hrs</text:p>
          </table:table-cell>
          <table:table-cell table:style-name="Table1.A1" office:value-type="string">
            <text:p text:style-name="P3">80%</text:p>
          </table:table-cell>
          <table:table-cell table:style-name="Table1.A1" office:value-type="string">
            <text:p text:style-name="P1">16-11-16</text:p>
          </table:table-cell>
          <table:table-cell table:style-name="Table1.G1" office:value-type="string">
            <text:p text:style-name="P3">Esto incluye seguimiento en errores de lógica no previstos y seguimientos de errores debido a problema con la <text:soft-page-break/>sintetización.Las pruebas no son exhaustivas</text:p>
          </table:table-cell>
        </table:table-row>
        <table:table-row table:style-name="Table1.1">
          <table:table-cell table:style-name="Table1.A1" office:value-type="string">
            <text:p text:style-name="P4">Programación del bloque de <text:s/>SD command</text:p>
          </table:table-cell>
          <table:table-cell table:style-name="Table1.A1" office:value-type="string">
            <text:p text:style-name="P4">Fabián</text:p>
          </table:table-cell>
          <table:table-cell table:style-name="Table1.A1" office:value-type="string">
            <text:p text:style-name="P3">7hrs</text:p>
          </table:table-cell>
          <table:table-cell table:style-name="Table1.A1" office:value-type="string">
            <text:p text:style-name="P4">6 hrs</text:p>
          </table:table-cell>
          <table:table-cell table:style-name="Table1.A1" office:value-type="string">
            <text:p text:style-name="P3"/>
          </table:table-cell>
          <table:table-cell table:style-name="Table1.A1" office:value-type="string">
            <text:p text:style-name="P1">16-11-16</text:p>
          </table:table-cell>
          <table:table-cell table:style-name="Table1.G1" office:value-type="string">
            <text:p text:style-name="P3"/>
          </table:table-cell>
        </table:table-row>
        <table:table-row table:style-name="Table1.1">
          <table:table-cell table:style-name="Table1.A1" office:value-type="string">
            <text:p text:style-name="P4">Pruebas del bloque de SD data</text:p>
          </table:table-cell>
          <table:table-cell table:style-name="Table1.A1" office:value-type="string">
            <text:p text:style-name="P4">Fabián</text:p>
          </table:table-cell>
          <table:table-cell table:style-name="Table1.A1" office:value-type="string">
            <text:p text:style-name="P3">5hrs</text:p>
          </table:table-cell>
          <table:table-cell table:style-name="Table1.A1" office:value-type="string">
            <text:p text:style-name="P4">6 hrs</text:p>
          </table:table-cell>
          <table:table-cell table:style-name="Table1.A1" office:value-type="string">
            <text:p text:style-name="P3"/>
          </table:table-cell>
          <table:table-cell table:style-name="Table1.A1" office:value-type="string">
            <text:p text:style-name="P1">16-11-16</text:p>
          </table:table-cell>
          <table:table-cell table:style-name="Table1.G1" office:value-type="string">
            <text:p text:style-name="P3"/>
          </table:table-cell>
        </table:table-row>
        <table:table-row table:style-name="Table1.1">
          <table:table-cell table:style-name="Table1.A1" office:value-type="string">
            <text:p text:style-name="P4">Programación del bloque de DMA</text:p>
          </table:table-cell>
          <table:table-cell table:style-name="Table1.A1" office:value-type="string">
            <text:p text:style-name="P4">Abiel</text:p>
          </table:table-cell>
          <table:table-cell table:style-name="Table1.A1" office:value-type="string">
            <text:p text:style-name="P3">0hrs</text:p>
          </table:table-cell>
          <table:table-cell table:style-name="Table1.A1" office:value-type="string">
            <text:p text:style-name="P4">6 hrs</text:p>
          </table:table-cell>
          <table:table-cell table:style-name="Table1.A1" office:value-type="string">
            <text:p text:style-name="P3">0%</text:p>
          </table:table-cell>
          <table:table-cell table:style-name="Table1.A1" office:value-type="string">
            <text:p text:style-name="P1">16-11-16</text:p>
          </table:table-cell>
          <table:table-cell table:style-name="Table1.G1" office:value-type="string">
            <text:p text:style-name="P3"/>
          </table:table-cell>
        </table:table-row>
        <table:table-row table:style-name="Table1.1">
          <table:table-cell table:style-name="Table1.A1" office:value-type="string">
            <text:p text:style-name="P4">Pruebas del bloque de DMA</text:p>
          </table:table-cell>
          <table:table-cell table:style-name="Table1.A1" office:value-type="string">
            <text:p text:style-name="P4">Abiel</text:p>
          </table:table-cell>
          <table:table-cell table:style-name="Table1.A1" office:value-type="string">
            <text:p text:style-name="P3">0hrs</text:p>
          </table:table-cell>
          <table:table-cell table:style-name="Table1.A1" office:value-type="string">
            <text:p text:style-name="P4">6 hrs</text:p>
          </table:table-cell>
          <table:table-cell table:style-name="Table1.A1" office:value-type="string">
            <text:p text:style-name="P3">0%</text:p>
          </table:table-cell>
          <table:table-cell table:style-name="Table1.A1" office:value-type="string">
            <text:p text:style-name="P1">16-11-16</text:p>
          </table:table-cell>
          <table:table-cell table:style-name="Table1.G1" office:value-type="string">
            <text:p text:style-name="P3"/>
          </table:table-cell>
        </table:table-row>
        <table:table-row table:style-name="Table1.1">
          <table:table-cell table:style-name="Table1.A1" office:value-type="string">
            <text:p text:style-name="P4">Encontrar y probar un Buffer</text:p>
          </table:table-cell>
          <table:table-cell table:style-name="Table1.A1" office:value-type="string">
            <text:p text:style-name="P4">Mario</text:p>
          </table:table-cell>
          <table:table-cell table:style-name="Table1.A1" office:value-type="string">
            <text:p text:style-name="P12">3hrs</text:p>
          </table:table-cell>
          <table:table-cell table:style-name="Table1.A1" office:value-type="string">
            <text:p text:style-name="P4">6 hrs</text:p>
          </table:table-cell>
          <table:table-cell table:style-name="Table1.A1" office:value-type="string">
            <text:p text:style-name="P3"><text:span text:style-name="T3">70</text:span>%</text:p>
          </table:table-cell>
          <table:table-cell table:style-name="Table1.A1" office:value-type="string">
            <text:p text:style-name="P1">16-11-16</text:p>
          </table:table-cell>
          <table:table-cell table:style-name="Table1.G1" office:value-type="string">
            <text:p text:style-name="P12">El buffer no <text:s/>esta <text:s/>probado del todo por lo que se pego por cuesiones de tiempo</text:p>
          </table:table-cell>
        </table:table-row>
        <table:table-row table:style-name="Table1.1">
          <table:table-cell table:style-name="Table1.A1" office:value-type="string">
            <text:p text:style-name="P3">Integración de los bloques</text:p>
          </table:table-cell>
          <table:table-cell table:style-name="Table1.A1" office:value-type="string">
            <text:p text:style-name="P3">Todos</text:p>
          </table:table-cell>
          <table:table-cell table:style-name="Table1.A1" office:value-type="string">
            <text:p text:style-name="P3">30 min</text:p>
          </table:table-cell>
          <table:table-cell table:style-name="Table1.A1" office:value-type="string">
            <text:p text:style-name="P3">20 hrs</text:p>
          </table:table-cell>
          <table:table-cell table:style-name="Table1.A1" office:value-type="string">
            <text:p text:style-name="P3"/>
          </table:table-cell>
          <table:table-cell table:style-name="Table1.A1" office:value-type="string">
            <text:p text:style-name="P1">3-12-16</text:p>
          </table:table-cell>
          <table:table-cell table:style-name="Table1.G1" office:value-type="string">
            <text:p text:style-name="P12">Falta un DMA para integrar todo</text:p>
          </table:table-cell>
        </table:table-row>
        <table:table-row table:style-name="Table1.1">
          <table:table-cell table:style-name="Table1.A1" office:value-type="string">
            <text:p text:style-name="P3">Testbench del SD-Host: Señales del CPU</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4 hrs</text:p>
          </table:table-cell>
          <table:table-cell table:style-name="Table1.A1" office:value-type="string">
            <text:p text:style-name="P3"/>
          </table:table-cell>
          <table:table-cell table:style-name="Table1.A1" office:value-type="string">
            <text:p text:style-name="P1">3-12-16</text:p>
          </table:table-cell>
          <table:table-cell table:style-name="Table1.G1" office:value-type="string">
            <text:p text:style-name="P3"/>
          </table:table-cell>
        </table:table-row>
        <table:table-row table:style-name="Table1.1">
          <table:table-cell table:style-name="Table1.A1" office:value-type="string">
            <text:p text:style-name="P3">Testbench del SD-Host: Señales de la tarjeta SD</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4hrs</text:p>
          </table:table-cell>
          <table:table-cell table:style-name="Table1.A1" office:value-type="string">
            <text:p text:style-name="P3"/>
          </table:table-cell>
          <table:table-cell table:style-name="Table1.A1" office:value-type="string">
            <text:p text:style-name="P1">3-12-16</text:p>
          </table:table-cell>
          <table:table-cell table:style-name="Table1.G1" office:value-type="string">
            <text:p text:style-name="P3"/>
          </table:table-cell>
        </table:table-row>
        <table:table-row table:style-name="Table1.1">
          <table:table-cell table:style-name="Table1.A1" office:value-type="string">
            <text:p text:style-name="P3">Pruebas de sistema</text:p>
          </table:table-cell>
          <table:table-cell table:style-name="Table1.A1" office:value-type="string">
            <text:p text:style-name="P3">Todos</text:p>
          </table:table-cell>
          <table:table-cell table:style-name="Table1.A1" office:value-type="string">
            <text:p text:style-name="P3"/>
          </table:table-cell>
          <table:table-cell table:style-name="Table1.A1" office:value-type="string">
            <text:p text:style-name="P3">10 hrs</text:p>
          </table:table-cell>
          <table:table-cell table:style-name="Table1.A1" office:value-type="string">
            <text:p text:style-name="P3"/>
          </table:table-cell>
          <table:table-cell table:style-name="Table1.A1" office:value-type="string">
            <text:p text:style-name="P1">3-12-16</text:p>
          </table:table-cell>
          <table:table-cell table:style-name="Table1.G1" office:value-type="string">
            <text:p text:style-name="P3"/>
          </table:table-cell>
        </table:table-row>
        <table:table-row table:style-name="Table1.1">
          <table:table-cell table:style-name="Table1.A1" office:value-type="string">
            <text:p text:style-name="P4">Creación y actualización del plan de trabajo</text:p>
          </table:table-cell>
          <table:table-cell table:style-name="Table1.A1" office:value-type="string">
            <text:p text:style-name="P4">Javier</text:p>
          </table:table-cell>
          <table:table-cell table:style-name="Table1.A1" office:value-type="string">
            <text:p text:style-name="P3">1 hrs </text:p>
            <text:p text:style-name="P3">40 min</text:p>
            <text:p text:style-name="P12">Mario</text:p>
            <text:p text:style-name="P12">30min</text:p>
          </table:table-cell>
          <table:table-cell table:style-name="Table1.A1" office:value-type="string">
            <text:p text:style-name="P3">2<text:span text:style-name="T1"> hrs</text:span></text:p>
          </table:table-cell>
          <table:table-cell table:style-name="Table1.A1" office:value-type="string">
            <text:p text:style-name="P3"><text:span text:style-name="T3">5</text:span>0%</text:p>
          </table:table-cell>
          <table:table-cell table:style-name="Table1.A1" office:value-type="string">
            <text:p text:style-name="P1">9-12-16</text:p>
          </table:table-cell>
          <table:table-cell table:style-name="Table1.G1" office:value-type="string">
            <text:p text:style-name="P3">Falta que los demás pasen sus descripciones y horas usadas</text:p>
          </table:table-cell>
        </table:table-row>
        <table:table-row table:style-name="Table1.1">
          <table:table-cell table:style-name="Table1.A1" office:value-type="string">
            <text:p text:style-name="P4">Creación y actualización de la bitácora</text:p>
          </table:table-cell>
          <table:table-cell table:style-name="Table1.A1" office:value-type="string">
            <text:p text:style-name="P4">Javier</text:p>
          </table:table-cell>
          <table:table-cell table:style-name="Table1.A1" office:value-type="string">
            <text:p text:style-name="P3">1 hrs</text:p>
            <text:p text:style-name="P3">18 min</text:p>
          </table:table-cell>
          <table:table-cell table:style-name="Table1.A1" office:value-type="string">
            <text:p text:style-name="P3">2<text:span text:style-name="T1"> hrs</text:span></text:p>
          </table:table-cell>
          <table:table-cell table:style-name="Table1.A1" office:value-type="string">
            <text:p text:style-name="P3"><text:s/>100%</text:p>
          </table:table-cell>
          <table:table-cell table:style-name="Table1.A1" office:value-type="string">
            <text:p text:style-name="P3">9-12-16</text:p>
          </table:table-cell>
          <table:table-cell table:style-name="Table1.G1" office:value-type="string">
            <text:p text:style-name="P3"/>
          </table:table-cell>
        </table:table-row>
        <table:table-row table:style-name="Table1.1">
          <table:table-cell table:style-name="Table1.A1" office:value-type="string">
            <text:p text:style-name="P4">Reporte escrito</text:p>
          </table:table-cell>
          <table:table-cell table:style-name="Table1.A1" office:value-type="string">
            <text:p text:style-name="P4">Todos</text:p>
          </table:table-cell>
          <table:table-cell table:style-name="Table1.A1" office:value-type="string">
            <text:p text:style-name="P12">Mario</text:p>
            <text:p text:style-name="P12">2hrs</text:p>
            <text:p text:style-name="P5">Javier 1hrs</text:p>
          </table:table-cell>
          <table:table-cell table:style-name="Table1.A1" office:value-type="string">
            <text:p text:style-name="P4">5 hrs</text:p>
          </table:table-cell>
          <table:table-cell table:style-name="Table1.A1" office:value-type="string">
            <text:p text:style-name="P3"/>
          </table:table-cell>
          <table:table-cell table:style-name="Table1.A1" office:value-type="string">
            <text:p text:style-name="P3">9-12-16</text:p>
          </table:table-cell>
          <table:table-cell table:style-name="Table1.G1" office:value-type="string">
            <text:p text:style-name="P3"/>
          </table:table-cell>
        </table:table-row>
        <table:table-row table:style-name="Table1.1">
          <table:table-cell table:style-name="Table1.A1" office:value-type="string">
            <text:p text:style-name="P4">Presentación</text:p>
          </table:table-cell>
          <table:table-cell table:style-name="Table1.A1" office:value-type="string">
            <text:p text:style-name="P4">Todos</text:p>
          </table:table-cell>
          <table:table-cell table:style-name="Table1.A1" office:value-type="string">
            <text:p text:style-name="P3"/>
          </table:table-cell>
          <table:table-cell table:style-name="Table1.A1" office:value-type="string">
            <text:p text:style-name="P4">5 hrs</text:p>
          </table:table-cell>
          <table:table-cell table:style-name="Table1.A1" office:value-type="string">
            <text:p text:style-name="P3"/>
          </table:table-cell>
          <table:table-cell table:style-name="Table1.A1" office:value-type="string">
            <text:p text:style-name="P3">9-12-16</text:p>
          </table:table-cell>
          <table:table-cell table:style-name="Table1.G1" office:value-type="string">
            <text:p text:style-name="P3"/>
          </table:table-cell>
        </table:table-row>
        <table:table-row table:style-name="Table1.1">
          <table:table-cell table:style-name="Table1.A1" office:value-type="string">
            <text:p text:style-name="P4">Otros</text:p>
          </table:table-cell>
          <table:table-cell table:style-name="Table1.A1" office:value-type="string">
            <text:p text:style-name="P4">Todos</text:p>
          </table:table-cell>
          <table:table-cell table:style-name="Table1.A1" office:value-type="string">
            <text:p text:style-name="P3">1 hrs</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G1" office:value-type="string">
            <text:p text:style-name="P4">Incluye limpieza del repositorio, automatización de pruebas y otras tareas que no son código pero es importante realizarlas para el proyecto</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keep-together="always" fo:orphans="2" fo:widows="2" fo:text-indent="0cm"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loext:contextual-spacing="false" fo:line-height="100%" fo:keep-together="always" fo:orphans="2" fo:widows="2" fo:text-indent="0cm"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loext:contextual-spacing="false" fo:line-height="100%" fo:keep-together="always" fo:orphans="2" fo:widows="2" fo:text-indent="0cm"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together="always" fo:orphans="2" fo:widows="2" fo:keep-with-next="always"/>
      <style:text-properties fo:color="#000000" style:font-name="Liberation Sans" fo:font-family="'Liberation Sans'" style:font-family-generic="roman" style:font-pitch="variable" fo:font-size="28pt" fo:font-weight="bold" style:font-name-asian="Liberation Sans1" style:font-family-asian="'Liberation Sans'" style:font-family-generic-asian="system" style:font-pitch-asian="variable" style:font-size-asian="28pt"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margin-left="0.762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date>2016-12-09T20:37:35.847081607</dc:date>
    <meta:editing-duration>PT5M36S</meta:editing-duration>
    <meta:editing-cycles>2</meta:editing-cycles>
    <meta:document-statistic meta:table-count="1" meta:image-count="0" meta:object-count="0" meta:page-count="5" meta:paragraph-count="170" meta:word-count="1707" meta:character-count="9801" meta:non-whitespace-character-count="8218"/>
  </office:meta>
</office:document-meta>
</file>